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08.7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10108">
      <style:table-cell-properties fo:border="0.06pt solid #000000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ne03_cennik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ADAPTER DB 9F/25M</text:p>
          </table:table-cell>
          <table:table-cell table:style-name="ce3"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ADAPTER DB 9M/25F</text:p>
          </table:table-cell>
          <table:table-cell table:style-name="ce3" office:value-type="float" office:value="1.5" calcext:value-type="float">
            <text:p>1,5</text:p>
          </table:table-cell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 office:value-type="string" calcext:value-type="string">
            <text:p>ADAPTER DB 9M/25M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ADAPTER DBHD15F/15F (VGA) GENDER CHANGER</text:p>
          </table:table-cell>
          <table:table-cell table:style-name="ce4" office:value-type="currency" office:currency="PLN" office:value="4.07" calcext:value-type="currency">
            <text:p>4,07 zł</text:p>
          </table:table-cell>
        </table:table-row>
        <table:table-row table:style-name="ro1">
          <table:table-cell table:style-name="ce2" office:value-type="float" office:value="3590" calcext:value-type="float">
            <text:p>3590</text:p>
          </table:table-cell>
          <table:table-cell table:style-name="ce2" office:value-type="string" calcext:value-type="string">
            <text:p>ADAPTER DO MONTAżU NAPĘDU 3,5" W OTWORZE 5,25"</text:p>
          </table:table-cell>
          <table:table-cell table:style-name="ce4" office:value-type="currency" office:currency="PLN" office:value="6.3" calcext:value-type="currency">
            <text:p>6,30 zł</text:p>
          </table:table-cell>
        </table:table-row>
        <table:table-row table:style-name="ro1">
          <table:table-cell table:style-name="ce2" office:value-type="float" office:value="9603" calcext:value-type="float">
            <text:p>9603</text:p>
          </table:table-cell>
          <table:table-cell table:style-name="ce2" office:value-type="string" calcext:value-type="string">
            <text:p>ADAPTER LPT (C6502A) DO HP D135/D145</text:p>
          </table:table-cell>
          <table:table-cell table:style-name="ce4" office:value-type="currency" office:currency="PLN" office:value="77.99" calcext:value-type="currency">
            <text:p>77,99 zł</text:p>
          </table:table-cell>
        </table:table-row>
        <table:table-row table:style-name="ro1">
          <table:table-cell table:style-name="ce2" office:value-type="float" office:value="9211" calcext:value-type="float">
            <text:p>9211</text:p>
          </table:table-cell>
          <table:table-cell table:style-name="ce2" office:value-type="string" calcext:value-type="string">
            <text:p>ADAPTER PCMCIA/2*FIREWIRE</text:p>
          </table:table-cell>
          <table:table-cell table:style-name="ce4" office:value-type="currency" office:currency="PLN" office:value="89.99" calcext:value-type="currency">
            <text:p>89,99 zł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ADAPTER PS/2 D 5F/MD 6M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ADAPTER PS/2 D 5M/MD 6F</text:p>
          </table:table-cell>
          <table:table-cell table:style-name="ce4" office:value-type="currency" office:currency="PLN" office:value="1.5" calcext:value-type="currency">
            <text:p>1,50 zł</text:p>
          </table:table-cell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ADAPTER PS/2 DB 9F/MD 6F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ADAPTER PS/2 DB 9M/MD 6M</text:p>
          </table:table-cell>
          <table:table-cell table:style-name="ce4" office:value-type="currency" office:currency="PLN" office:value="1.7" calcext:value-type="currency">
            <text:p>1,70 zł</text:p>
          </table:table-cell>
        </table:table-row>
        <table:table-row table:style-name="ro1">
          <table:table-cell table:style-name="ce2" office:value-type="float" office:value="9388" calcext:value-type="float">
            <text:p>9388</text:p>
          </table:table-cell>
          <table:table-cell table:style-name="ce2" office:value-type="string" calcext:value-type="string">
            <text:p>ADAPTER USB/2*PS/2</text:p>
          </table:table-cell>
          <table:table-cell table:style-name="ce4" office:value-type="currency" office:currency="PLN" office:value="29.99" calcext:value-type="currency">
            <text:p>29,99 zł</text:p>
          </table:table-cell>
        </table:table-row>
        <table:table-row table:style-name="ro1">
          <table:table-cell table:style-name="ce2" office:value-type="float" office:value="10137" calcext:value-type="float">
            <text:p>10137</text:p>
          </table:table-cell>
          <table:table-cell table:style-name="ce2" office:value-type="string" calcext:value-type="string">
            <text:p>ADAPTER USB/BLUETOOTH (ZASI?G 100M) I-TEC</text:p>
          </table:table-cell>
          <table:table-cell table:style-name="ce4" office:value-type="currency" office:currency="PLN" office:value="119" calcext:value-type="currency">
            <text:p>119,00 zł</text:p>
          </table:table-cell>
        </table:table-row>
        <table:table-row table:style-name="ro1">
          <table:table-cell table:style-name="ce2" office:value-type="float" office:value="5219" calcext:value-type="float">
            <text:p>5219</text:p>
          </table:table-cell>
          <table:table-cell table:style-name="ce2" office:value-type="string" calcext:value-type="string">
            <text:p>ADAPTER USB/IRDA</text:p>
          </table:table-cell>
          <table:table-cell table:style-name="ce4" office:value-type="currency" office:currency="PLN" office:value="74.99" calcext:value-type="currency">
            <text:p>74,99 zł</text:p>
          </table:table-cell>
        </table:table-row>
        <table:table-row table:style-name="ro1">
          <table:table-cell table:style-name="ce2" office:value-type="float" office:value="7095" calcext:value-type="float">
            <text:p>7095</text:p>
          </table:table-cell>
          <table:table-cell table:style-name="ce2" office:value-type="string" calcext:value-type="string">
            <text:p>ADAPTER USB/RS232 9M+25M + KABEL, SOFT</text:p>
          </table:table-cell>
          <table:table-cell table:style-name="ce4" office:value-type="currency" office:currency="PLN" office:value="53.2" calcext:value-type="currency">
            <text:p>53,20 zł</text:p>
          </table:table-cell>
        </table:table-row>
        <table:table-row table:style-name="ro1">
          <table:table-cell table:style-name="ce2" office:value-type="float" office:value="11552" calcext:value-type="float">
            <text:p>11552</text:p>
          </table:table-cell>
          <table:table-cell table:style-name="ce2" office:value-type="string" calcext:value-type="string">
            <text:p>CD-ROM AOPEN CD-952E 52X SPEED OEM</text:p>
          </table:table-cell>
          <table:table-cell table:style-name="ce4" office:value-type="currency" office:currency="PLN" office:value="49.99" calcext:value-type="currency">
            <text:p>49,99 zł</text:p>
          </table:table-cell>
        </table:table-row>
        <table:table-row table:style-name="ro1">
          <table:table-cell table:style-name="ce2" office:value-type="float" office:value="11193" calcext:value-type="float">
            <text:p>11193</text:p>
          </table:table-cell>
          <table:table-cell table:style-name="ce2" office:value-type="string" calcext:value-type="string">
            <text:p>CD-ROM AOPEN CD-956E 56X SPEED OEM</text:p>
          </table:table-cell>
          <table:table-cell table:style-name="ce4" office:value-type="currency" office:currency="PLN" office:value="55.99" calcext:value-type="currency">
            <text:p>55,99 zł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2" office:value-type="string" calcext:value-type="string">
            <text:p>CD-ROM AOPEN PANEL PRZEDNI - CZARNY</text:p>
          </table:table-cell>
          <table:table-cell table:style-name="ce4" office:value-type="currency" office:currency="PLN" office:value="4.99" calcext:value-type="currency">
            <text:p>4,99 zł</text:p>
          </table:table-cell>
        </table:table-row>
        <table:table-row table:style-name="ro1">
          <table:table-cell table:style-name="ce2" office:value-type="float" office:value="11283" calcext:value-type="float">
            <text:p>11283</text:p>
          </table:table-cell>
          <table:table-cell table:style-name="ce2" office:value-type="string" calcext:value-type="string">
            <text:p>CD-ROM BENQ 652A 52X SPEED OEM</text:p>
          </table:table-cell>
          <table:table-cell table:style-name="ce4" office:value-type="currency" office:currency="PLN" office:value="51.99" calcext:value-type="currency">
            <text:p>51,99 zł</text:p>
          </table:table-cell>
        </table:table-row>
        <table:table-row table:style-name="ro1">
          <table:table-cell table:style-name="ce2" office:value-type="float" office:value="11282" calcext:value-type="float">
            <text:p>11282</text:p>
          </table:table-cell>
          <table:table-cell table:style-name="ce2" office:value-type="string" calcext:value-type="string">
            <text:p>CD-ROM BENQ 652A 52X SPEED OEM CZARNY</text:p>
          </table:table-cell>
          <table:table-cell table:style-name="ce4" office:value-type="currency" office:currency="PLN" office:value="52.99" calcext:value-type="currency">
            <text:p>52,99 zł</text:p>
          </table:table-cell>
        </table:table-row>
        <table:table-row table:style-name="ro1">
          <table:table-cell table:style-name="ce2" office:value-type="float" office:value="9360" calcext:value-type="float">
            <text:p>9360</text:p>
          </table:table-cell>
          <table:table-cell table:style-name="ce2" office:value-type="string" calcext:value-type="string">
            <text:p>CD-ROM LG GCR-8520RB 52X SPEED CZARNY OEM</text:p>
          </table:table-cell>
          <table:table-cell table:style-name="ce4" office:value-type="currency" office:currency="PLN" office:value="54.99" calcext:value-type="currency">
            <text:p>54,99 zł</text:p>
          </table:table-cell>
        </table:table-row>
        <table:table-row table:style-name="ro1">
          <table:table-cell table:style-name="ce2" office:value-type="float" office:value="4844" calcext:value-type="float">
            <text:p>4844</text:p>
          </table:table-cell>
          <table:table-cell table:style-name="ce2" office:value-type="string" calcext:value-type="string">
            <text:p>CD-ROM LG GCR-852XB 52X SPEED OEM</text:p>
          </table:table-cell>
          <table:table-cell table:style-name="ce4" office:value-type="currency" office:currency="PLN" office:value="54.19" calcext:value-type="currency">
            <text:p>54,19 zł</text:p>
          </table:table-cell>
        </table:table-row>
        <table:table-row table:style-name="ro1">
          <table:table-cell table:style-name="ce2" office:value-type="float" office:value="10288" calcext:value-type="float">
            <text:p>10288</text:p>
          </table:table-cell>
          <table:table-cell table:style-name="ce2" office:value-type="string" calcext:value-type="string">
            <text:p>COMBO AOPEN COM-4824 48/24/48/16 BOX</text:p>
          </table:table-cell>
          <table:table-cell table:style-name="ce4" office:value-type="currency" office:currency="PLN" office:value="165" calcext:value-type="currency">
            <text:p>165,00 zł</text:p>
          </table:table-cell>
        </table:table-row>
        <table:table-row table:style-name="ro1">
          <table:table-cell table:style-name="ce2" office:value-type="float" office:value="11422" calcext:value-type="float">
            <text:p>11422</text:p>
          </table:table-cell>
          <table:table-cell table:style-name="ce2" office:value-type="string" calcext:value-type="string">
            <text:p>COMBO AOPEN COM-5232 52/32/52/16 BOX</text:p>
          </table:table-cell>
          <table:table-cell table:style-name="ce4" office:value-type="currency" office:currency="PLN" office:value="179" calcext:value-type="currency">
            <text:p>179,00 zł</text:p>
          </table:table-cell>
        </table:table-row>
        <table:table-row table:style-name="ro1">
          <table:table-cell table:style-name="ce2" office:value-type="float" office:value="11423" calcext:value-type="float">
            <text:p>11423</text:p>
          </table:table-cell>
          <table:table-cell table:style-name="ce2" office:value-type="string" calcext:value-type="string">
            <text:p>COMBO AOPEN COM-5232 52/32/52/16 OEM</text:p>
          </table:table-cell>
          <table:table-cell table:style-name="ce4" office:value-type="currency" office:currency="PLN" office:value="169" calcext:value-type="currency">
            <text:p>169,00 zł</text:p>
          </table:table-cell>
        </table:table-row>
        <table:table-row table:style-name="ro1">
          <table:table-cell table:style-name="ce2" office:value-type="float" office:value="10504" calcext:value-type="float">
            <text:p>10504</text:p>
          </table:table-cell>
          <table:table-cell table:style-name="ce2" office:value-type="string" calcext:value-type="string">
            <text:p>COMBO LG GCC-4241N 24/24/24/D8 OEM DO NOTEBOOK A</text:p>
          </table:table-cell>
          <table:table-cell table:style-name="ce4" office:value-type="currency" office:currency="PLN" office:value="263.99" calcext:value-type="currency">
            <text:p>263,99 zł</text:p>
          </table:table-cell>
        </table:table-row>
        <table:table-row table:style-name="ro1">
          <table:table-cell table:style-name="ce2" office:value-type="float" office:value="9916" calcext:value-type="float">
            <text:p>9916</text:p>
          </table:table-cell>
          <table:table-cell table:style-name="ce2" office:value-type="string" calcext:value-type="string">
            <text:p>COMBO LG GCC-4520B 52/24/52/D16 OEM</text:p>
          </table:table-cell>
          <table:table-cell table:style-name="ce4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210" calcext:value-type="float">
            <text:p>11210</text:p>
          </table:table-cell>
          <table:table-cell table:style-name="ce2" office:value-type="string" calcext:value-type="string">
            <text:p>COMBO LG GCC-4521B 52/32/52/D16 BOX</text:p>
          </table:table-cell>
          <table:table-cell table:style-name="ce4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11099" calcext:value-type="float">
            <text:p>11099</text:p>
          </table:table-cell>
          <table:table-cell table:style-name="ce2" office:value-type="string" calcext:value-type="string">
            <text:p>COMBO LG GCC-4521B 52/32/52/D16 OEM</text:p>
          </table:table-cell>
          <table:table-cell table:style-name="ce4" office:value-type="currency" office:currency="PLN" office:value="194.99" calcext:value-type="currency">
            <text:p>194,99 zł</text:p>
          </table:table-cell>
        </table:table-row>
        <table:table-row table:style-name="ro1">
          <table:table-cell table:style-name="ce2" office:value-type="float" office:value="11211" calcext:value-type="float">
            <text:p>11211</text:p>
          </table:table-cell>
          <table:table-cell table:style-name="ce2" office:value-type="string" calcext:value-type="string">
            <text:p>COMBO LG GCC-4521B 52/32/52/D16 OEM CZARNA</text:p>
          </table:table-cell>
          <table:table-cell table:style-name="ce4" office:value-type="currency" office:currency="PLN" office:value="199.99" calcext:value-type="currency">
            <text:p>199,99 zł</text:p>
          </table:table-cell>
        </table:table-row>
        <table:table-row table:style-name="ro1">
          <table:table-cell table:style-name="ce2" office:value-type="float" office:value="11347" calcext:value-type="float">
            <text:p>11347</text:p>
          </table:table-cell>
          <table:table-cell table:style-name="ce2" office:value-type="string" calcext:value-type="string">
            <text:p>COMBO TOSHIBA SD-R1512B 48/24/48/D16 OEM</text:p>
          </table:table-cell>
          <table:table-cell table:style-name="ce4" office:value-type="currency" office:currency="PLN" office:value="219.99" calcext:value-type="currency">
            <text:p>219,99 zł</text:p>
          </table:table-cell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2" office:value-type="string" calcext:value-type="string">
            <text:p>COREL DRAW <text:s/>9,0 SPECIAL EDITION PL</text:p>
          </table:table-cell>
          <table:table-cell table:style-name="ce4" office:value-type="currency" office:currency="PLN" office:value="529.99" calcext:value-type="currency">
            <text:p>529,99 zł</text:p>
          </table:table-cell>
        </table:table-row>
        <table:table-row table:style-name="ro1">
          <table:table-cell table:style-name="ce2" office:value-type="float" office:value="9459" calcext:value-type="float">
            <text:p>9459</text:p>
          </table:table-cell>
          <table:table-cell table:style-name="ce2" office:value-type="string" calcext:value-type="string">
            <text:p>CYFROWA KAMERA CANON MV 650I /MINI DV/</text:p>
          </table:table-cell>
          <table:table-cell table:style-name="ce4"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table:style-name="ce2" office:value-type="float" office:value="10981" calcext:value-type="float">
            <text:p>10981</text:p>
          </table:table-cell>
          <table:table-cell table:style-name="ce2" office:value-type="string" calcext:value-type="string">
            <text:p>CYFROWY APARAT <text:s/>EASYTOUCH DC-3001 CYFR,4X <text:s text:c="2"/>3,3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10982" calcext:value-type="float">
            <text:p>10982</text:p>
          </table:table-cell>
          <table:table-cell table:style-name="ce2" office:value-type="string" calcext:value-type="string">
            <text:p>CYFROWY APARAT <text:s/>EASYTOUCH DC-4382 OPT, 3X <text:s text:c="2"/>4,0M</text:p>
          </table:table-cell>
          <table:table-cell table:style-name="ce4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1309" calcext:value-type="float">
            <text:p>11309</text:p>
          </table:table-cell>
          <table:table-cell table:style-name="ce2" office:value-type="string" calcext:value-type="string">
            <text:p>CYFROWY APARAT <text:s/>MERCURY CYBERPIX E-350V CZARNY</text:p>
          </table:table-cell>
          <table:table-cell table:style-name="ce4" office:value-type="currency" office:currency="PLN" office:value="599" calcext:value-type="currency">
            <text:p>599,00 zł</text:p>
          </table:table-cell>
        </table:table-row>
        <table:table-row table:style-name="ro1">
          <table:table-cell table:style-name="ce2" office:value-type="float" office:value="11310" calcext:value-type="float">
            <text:p>11310</text:p>
          </table:table-cell>
          <table:table-cell table:style-name="ce2" office:value-type="string" calcext:value-type="string">
            <text:p>CYFROWY APARAT <text:s/>MERCURY CYBERPIX E-450V CZARNY</text:p>
          </table:table-cell>
          <table:table-cell table:style-name="ce4" office:value-type="currency" office:currency="PLN" office:value="799" calcext:value-type="currency">
            <text:p>799,00 zł</text:p>
          </table:table-cell>
        </table:table-row>
        <table:table-row table:style-name="ro1">
          <table:table-cell table:style-name="ce2" office:value-type="float" office:value="10863" calcext:value-type="float">
            <text:p>10863</text:p>
          </table:table-cell>
          <table:table-cell table:style-name="ce2" office:value-type="string" calcext:value-type="string">
            <text:p>CYFROWY APARAT <text:s/>MERCURY CYBERPIX E-560M <text:s text:c="4"/>3,3M</text:p>
          </table:table-cell>
          <table:table-cell table:style-name="ce4" office:value-type="currency" office:currency="PLN" office:value="489" calcext:value-type="currency">
            <text:p>489,00 zł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2" office:value-type="string" calcext:value-type="string">
            <text:p>CYFROWY APARAT <text:s/>MERCURY CYBERPIX S-330 RED <text:s/>3,3M</text:p>
          </table:table-cell>
          <table:table-cell table:style-name="ce4" office:value-type="currency" office:currency="PLN" office:value="329" calcext:value-type="currency">
            <text:p>329,00 zł</text:p>
          </table:table-cell>
        </table:table-row>
        <table:table-row table:style-name="ro1">
          <table:table-cell table:style-name="ce2" office:value-type="float" office:value="10746" calcext:value-type="float">
            <text:p>10746</text:p>
          </table:table-cell>
          <table:table-cell table:style-name="ce2" office:value-type="string" calcext:value-type="string">
            <text:p>CYFROWY APARAT <text:s/>MERCURY CYBERPIX S-450V <text:s text:c="4"/>5,0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581" calcext:value-type="float">
            <text:p>9581</text:p>
          </table:table-cell>
          <table:table-cell table:style-name="ce2" office:value-type="string" calcext:value-type="string">
            <text:p>CYFROWY APARAT <text:s/>MERCURY DELUXE CLASSIC <text:s text:c="5"/>3,1M</text:p>
          </table:table-cell>
          <table:table-cell table:style-name="ce4" office:value-type="currency" office:currency="PLN" office:value="309" calcext:value-type="currency">
            <text:p>309,00 zł</text:p>
          </table:table-cell>
        </table:table-row>
        <table:table-row table:style-name="ro1">
          <table:table-cell table:style-name="ce2" office:value-type="float" office:value="9870" calcext:value-type="float">
            <text:p>9870</text:p>
          </table:table-cell>
          <table:table-cell table:style-name="ce2" office:value-type="string" calcext:value-type="string">
            <text:p>CYFROWY APARAT <text:s/>MERCURY SMART CAM <text:s text:c="10"/>3,1M</text:p>
          </table:table-cell>
          <table:table-cell table:style-name="ce4" office:value-type="currency" office:currency="PLN" office:value="399" calcext:value-type="currency">
            <text:p>399,00 zł</text:p>
          </table:table-cell>
        </table:table-row>
        <table:table-row table:style-name="ro1">
          <table:table-cell table:style-name="ce2" office:value-type="float" office:value="9265" calcext:value-type="float">
            <text:p>9265</text:p>
          </table:table-cell>
          <table:table-cell table:style-name="ce2" office:value-type="string" calcext:value-type="string">
            <text:p>CYFROWY APARAT FOTO CANON A300 POWER SHOT</text:p>
          </table:table-cell>
          <table:table-cell table:style-name="ce4" office:value-type="currency" office:currency="PLN" office:value="694" calcext:value-type="currency">
            <text:p>694,00 zł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2" office:value-type="string" calcext:value-type="string">
            <text:p>CYFROWY APARAT FOTO CANON A80 POWER SHOT</text:p>
          </table:table-cell>
          <table:table-cell table:style-name="ce4"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table:style-name="ce2" office:value-type="float" office:value="10362" calcext:value-type="float">
            <text:p>10362</text:p>
          </table:table-cell>
          <table:table-cell table:style-name="ce2" office:value-type="string" calcext:value-type="string">
            <text:p>CYFROWY APARAT FOTO CANON D300 LUSTRZ, Z OBEKT,</text:p>
          </table:table-cell>
          <table:table-cell table:style-name="ce4"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table:style-name="ce2" office:value-type="float" office:value="9767" calcext:value-type="float">
            <text:p>9767</text:p>
          </table:table-cell>
          <table:table-cell table:style-name="ce2" office:value-type="string" calcext:value-type="string">
            <text:p>CYFROWY APARAT FOTO CANON G5 POWER SHOT</text:p>
          </table:table-cell>
          <table:table-cell table:style-name="ce4"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table:style-name="ce2" office:value-type="float" office:value="9227" calcext:value-type="float">
            <text:p>9227</text:p>
          </table:table-cell>
          <table:table-cell table:style-name="ce2" office:value-type="string" calcext:value-type="string">
            <text:p>CYFROWY APARAT FOTO CANON IXUS 400</text:p>
          </table:table-cell>
          <table:table-cell table:style-name="ce4"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table:style-name="ce2" office:value-type="float" office:value="11572" calcext:value-type="float">
            <text:p>11572</text:p>
          </table:table-cell>
          <table:table-cell table:style-name="ce2" office:value-type="string" calcext:value-type="string">
            <text:p>CYFROWY APARAT FOTO CANON IXUS 430</text:p>
          </table:table-cell>
          <table:table-cell table:style-name="ce4"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table:style-name="ce2" office:value-type="float" office:value="11571" calcext:value-type="float">
            <text:p>11571</text:p>
          </table:table-cell>
          <table:table-cell table:style-name="ce2" office:value-type="string" calcext:value-type="string">
            <text:p>CYFROWY APARAT FOTO CANON IXUS 500</text:p>
          </table:table-cell>
          <table:table-cell table:style-name="ce4"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table:style-name="ce2" office:value-type="float" office:value="9708" calcext:value-type="float">
            <text:p>9708</text:p>
          </table:table-cell>
          <table:table-cell table:style-name="ce2" office:value-type="string" calcext:value-type="string">
            <text:p>CYFROWY APARAT FOTO CANON IXUS II</text:p>
          </table:table-cell>
          <table:table-cell table:style-name="ce4"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table:style-name="ce2" office:value-type="float" office:value="11574" calcext:value-type="float">
            <text:p>11574</text:p>
          </table:table-cell>
          <table:table-cell table:style-name="ce2" office:value-type="string" calcext:value-type="string">
            <text:p>CYFROWY APARAT FOTO CANON PRO 1 POWER SHOT</text:p>
          </table:table-cell>
          <table:table-cell table:style-name="ce4"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table:style-name="ce2" office:value-type="float" office:value="11573" calcext:value-type="float">
            <text:p>11573</text:p>
          </table:table-cell>
          <table:table-cell table:style-name="ce2" office:value-type="string" calcext:value-type="string">
            <text:p>CYFROWY APARAT FOTO CANON S1 IS POWER SHOT</text:p>
          </table:table-cell>
          <table:table-cell table:style-name="ce4"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table:style-name="ce2" office:value-type="float" office:value="9176" calcext:value-type="float">
            <text:p>9176</text:p>
          </table:table-cell>
          <table:table-cell table:style-name="ce2" office:value-type="string" calcext:value-type="string">
            <text:p>CYFROWY APARAT FOTO CANON S50 POWER SHOT</text:p>
          </table:table-cell>
          <table:table-cell table:style-name="ce4"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table:style-name="ce2" office:value-type="float" office:value="9441" calcext:value-type="float">
            <text:p>9441</text:p>
          </table:table-cell>
          <table:table-cell table:style-name="ce2" office:value-type="string" calcext:value-type="string">
            <text:p>CYFROWY APARAT FOTO HP PHOTOSMART 935</text:p>
          </table:table-cell>
          <table:table-cell table:style-name="ce4"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table:style-name="ce2" office:value-type="float" office:value="10728" calcext:value-type="float">
            <text:p>10728</text:p>
          </table:table-cell>
          <table:table-cell table:style-name="ce2" office:value-type="string" calcext:value-type="string">
            <text:p>CYFROWY APARAT FOTO-BATERIA NB-1LH DO IXUS/300</text:p>
          </table:table-cell>
          <table:table-cell table:style-name="ce4" office:value-type="currency" office:currency="PLN" office:value="195.8" calcext:value-type="currency">
            <text:p>195,80 zł</text:p>
          </table:table-cell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2" office:value-type="string" calcext:value-type="string">
            <text:p>CYFROWY APARAT FOTO-BATERIA NB-2L DO S30/S40</text:p>
          </table:table-cell>
          <table:table-cell table:style-name="ce4" office:value-type="currency" office:currency="PLN" office:value="273.24" calcext:value-type="currency">
            <text:p>273,24 zł</text:p>
          </table:table-cell>
        </table:table-row>
        <table:table-row table:style-name="ro1">
          <table:table-cell table:style-name="ce2" office:value-type="float" office:value="6720" calcext:value-type="float">
            <text:p>6720</text:p>
          </table:table-cell>
          <table:table-cell table:style-name="ce2" office:value-type="string" calcext:value-type="string">
            <text:p>CYFROWY APARAT FOTO-FUTERAŁ</text:p>
          </table:table-cell>
          <table:table-cell table:style-name="ce4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2" office:value-type="string" calcext:value-type="string">
            <text:p>CYFROWY APARAT FOTO-FUTERAŁ S100</text:p>
          </table:table-cell>
          <table:table-cell table:style-name="ce4" office:value-type="currency" office:currency="PLN" office:value="117.3" calcext:value-type="currency">
            <text:p>117,30 zł</text:p>
          </table:table-cell>
        </table:table-row>
        <table:table-row table:style-name="ro1">
          <table:table-cell table:style-name="ce2" office:value-type="float" office:value="6711" calcext:value-type="float">
            <text:p>6711</text:p>
          </table:table-cell>
          <table:table-cell table:style-name="ce2" office:value-type="string" calcext:value-type="string">
            <text:p>CYFROWY APARAT FOTO-PAPIER DO DRUK,TERMOSUB,CP10</text:p>
          </table:table-cell>
          <table:table-cell table:style-name="ce4" office:value-type="currency" office:currency="PLN" office:value="34" calcext:value-type="currency">
            <text:p>34,00 zł</text:p>
          </table:table-cell>
        </table:table-row>
        <table:table-row table:style-name="ro1">
          <table:table-cell table:style-name="ce2" office:value-type="float" office:value="10778" calcext:value-type="float">
            <text:p>10778</text:p>
          </table:table-cell>
          <table:table-cell table:style-name="ce2" office:value-type="string" calcext:value-type="string">
            <text:p>CYFROWY APARAT FOTO-PAPIER KP36IP DO CP100/200</text:p>
          </table:table-cell>
          <table:table-cell table:style-name="ce4" office:value-type="currency" office:currency="PLN" office:value="93" calcext:value-type="currency">
            <text:p>93,00 zł</text:p>
          </table:table-cell>
        </table:table-row>
        <table:table-row table:style-name="ro1">
          <table:table-cell table:style-name="ce2" office:value-type="float" office:value="5838" calcext:value-type="float">
            <text:p>5838</text:p>
          </table:table-cell>
          <table:table-cell table:style-name="ce2" office:value-type="string" calcext:value-type="string">
            <text:p>CYFROWY APARAT FOTO-ŁAD,SAMOCH, R560/G1/G2/G3/G5</text:p>
          </table:table-cell>
          <table:table-cell table:style-name="ce4" office:value-type="currency" office:currency="PLN" office:value="156" calcext:value-type="currency">
            <text:p>156,00 zł</text:p>
          </table:table-cell>
        </table:table-row>
        <table:table-row table:style-name="ro1">
          <table:table-cell table:style-name="ce2" office:value-type="float" office:value="11306" calcext:value-type="float">
            <text:p>11306</text:p>
          </table:table-cell>
          <table:table-cell table:style-name="ce2" office:value-type="string" calcext:value-type="string">
            <text:p>CYFROWY APARAT-AKUMULTORKI NIMH 2000MAH 4SZT</text:p>
          </table:table-cell>
          <table:table-cell table:style-name="ce4" office:value-type="currency" office:currency="PLN" office:value="38.25" calcext:value-type="currency">
            <text:p>38,25 zł</text:p>
          </table:table-cell>
        </table:table-row>
        <table:table-row table:style-name="ro1">
          <table:table-cell table:style-name="ce2" office:value-type="float" office:value="11305" calcext:value-type="float">
            <text:p>11305</text:p>
          </table:table-cell>
          <table:table-cell table:style-name="ce2" office:value-type="string" calcext:value-type="string">
            <text:p>CYFROWY APARAT-AKUMULTORKI NIMH 2200MAH 4SZT</text:p>
          </table:table-cell>
          <table:table-cell table:style-name="ce4" office:value-type="currency" office:currency="PLN" office:value="45.69" calcext:value-type="currency">
            <text:p>45,69 zł</text:p>
          </table:table-cell>
        </table:table-row>
        <table:table-row table:style-name="ro1">
          <table:table-cell table:style-name="ce2" office:value-type="float" office:value="11303" calcext:value-type="float">
            <text:p>11303</text:p>
          </table:table-cell>
          <table:table-cell table:style-name="ce2" office:value-type="string" calcext:value-type="string">
            <text:p>CYFROWY APARAT-MINISTATYW WYS, 12CM</text:p>
          </table:table-cell>
          <table:table-cell table:style-name="ce4" office:value-type="currency" office:currency="PLN" office:value="11.3" calcext:value-type="currency">
            <text:p>11,30 zł</text:p>
          </table:table-cell>
        </table:table-row>
        <table:table-row table:style-name="ro1">
          <table:table-cell table:style-name="ce2" office:value-type="float" office:value="11304" calcext:value-type="float">
            <text:p>11304</text:p>
          </table:table-cell>
          <table:table-cell table:style-name="ce2" office:value-type="string" calcext:value-type="string">
            <text:p>CYFROWY APARAT-STATYW GAMMA 77 WYS, 155CM</text:p>
          </table:table-cell>
          <table:table-cell table:style-name="ce4" office:value-type="currency" office:currency="PLN" office:value="134.6" calcext:value-type="currency">
            <text:p>134,60 zł</text:p>
          </table:table-cell>
        </table:table-row>
        <table:table-row table:style-name="ro1">
          <table:table-cell table:style-name="ce2" office:value-type="float" office:value="11117" calcext:value-type="float">
            <text:p>11117</text:p>
          </table:table-cell>
          <table:table-cell table:style-name="ce2" office:value-type="string" calcext:value-type="string">
            <text:p>CYFROWY APARAT-ŁADOWARKA+4 AKUMULATORKI 2200MAH</text:p>
          </table:table-cell>
          <table:table-cell table:style-name="ce4" office:value-type="currency" office:currency="PLN" office:value="116.32" calcext:value-type="currency">
            <text:p>116,32 zł</text:p>
          </table:table-cell>
        </table:table-row>
        <table:table-row table:style-name="ro1">
          <table:table-cell table:style-name="ce2" office:value-type="float" office:value="6385" calcext:value-type="float">
            <text:p>6385</text:p>
          </table:table-cell>
          <table:table-cell table:style-name="ce2" office:value-type="string" calcext:value-type="string">
            <text:p>DRUKARKA CANON - GŁOWICA SKANUJ?CA IS-22E</text:p>
          </table:table-cell>
          <table:table-cell table:style-name="ce4" office:value-type="currency" office:currency="PLN" office:value="99" calcext:value-type="currency">
            <text:p>99,00 zł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2" office:value-type="string" calcext:value-type="string">
            <text:p>DRUKARKA CANON CP200</text:p>
          </table:table-cell>
          <table:table-cell table:style-name="ce4" office:value-type="currency" office:currency="PLN" office:value="649" calcext:value-type="currency">
            <text:p>649,00 zł</text:p>
          </table:table-cell>
        </table:table-row>
        <table:table-row table:style-name="ro1">
          <table:table-cell table:style-name="ce2" office:value-type="float" office:value="10234" calcext:value-type="float">
            <text:p>10234</text:p>
          </table:table-cell>
          <table:table-cell table:style-name="ce2" office:value-type="string" calcext:value-type="string">
            <text:p>DRUKARKA CANON I250 (USB)</text:p>
          </table:table-cell>
          <table:table-cell table:style-name="ce4" office:value-type="currency" office:currency="PLN" office:value="229.99" calcext:value-type="currency">
            <text:p>229,99 zł</text:p>
          </table:table-cell>
        </table:table-row>
        <table:table-row table:style-name="ro1">
          <table:table-cell table:style-name="ce2" office:value-type="float" office:value="10281" calcext:value-type="float">
            <text:p>10281</text:p>
          </table:table-cell>
          <table:table-cell table:style-name="ce2" office:value-type="string" calcext:value-type="string">
            <text:p>DRUKARKA CANON I350 (USB)</text:p>
          </table:table-cell>
          <table:table-cell table:style-name="ce4" office:value-type="currency" office:currency="PLN" office:value="298.99" calcext:value-type="currency">
            <text:p>298,99 zł</text:p>
          </table:table-cell>
        </table:table-row>
        <table:table-row table:style-name="ro1">
          <table:table-cell table:style-name="ce2" office:value-type="float" office:value="11275" calcext:value-type="float">
            <text:p>11275</text:p>
          </table:table-cell>
          <table:table-cell table:style-name="ce2" office:value-type="string" calcext:value-type="string">
            <text:p>DRUKARKA CANON I455 (USB2,0)</text:p>
          </table:table-cell>
          <table:table-cell table:style-name="ce4" office:value-type="currency" office:currency="PLN" office:value="324.99" calcext:value-type="currency">
            <text:p>324,99 zł</text:p>
          </table:table-cell>
        </table:table-row>
        <table:table-row table:style-name="ro1">
          <table:table-cell table:style-name="ce2" office:value-type="float" office:value="10731" calcext:value-type="float">
            <text:p>10731</text:p>
          </table:table-cell>
          <table:table-cell table:style-name="ce2" office:value-type="string" calcext:value-type="string">
            <text:p>DRUKARKA CANON I560 (USB/LPT)</text:p>
          </table:table-cell>
          <table:table-cell table:style-name="ce4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666" calcext:value-type="float">
            <text:p>10666</text:p>
          </table:table-cell>
          <table:table-cell table:style-name="ce2" office:value-type="string" calcext:value-type="string">
            <text:p>DRUKARKA CANON I865 (USB/LPT)</text:p>
          </table:table-cell>
          <table:table-cell table:style-name="ce4" office:value-type="currency" office:currency="PLN" office:value="759.99" calcext:value-type="currency">
            <text:p>759,99 zł</text:p>
          </table:table-cell>
        </table:table-row>
        <table:table-row table:style-name="ro1">
          <table:table-cell table:style-name="ce2" office:value-type="float" office:value="4395" calcext:value-type="float">
            <text:p>4395</text:p>
          </table:table-cell>
          <table:table-cell table:style-name="ce2" office:value-type="string" calcext:value-type="string">
            <text:p>DRUKARKA HP DESKJET 1220C PRO /A3+/ (USB/LPT)</text:p>
          </table:table-cell>
          <table:table-cell table:style-name="ce4" office:value-type="currency" office:currency="PLN" office:value="999.99" calcext:value-type="currency">
            <text:p>999,99 zł</text:p>
          </table:table-cell>
        </table:table-row>
        <table:table-row table:style-name="ro1">
          <table:table-cell table:style-name="ce2" office:value-type="float" office:value="9907" calcext:value-type="float">
            <text:p>9907</text:p>
          </table:table-cell>
          <table:table-cell table:style-name="ce2" office:value-type="string" calcext:value-type="string">
            <text:p>DRUKARKA HP DESKJET 3550 (USB)</text:p>
          </table:table-cell>
          <table:table-cell table:style-name="ce4" office:value-type="currency" office:currency="PLN" office:value="225" calcext:value-type="currency">
            <text:p>225,00 zł</text:p>
          </table:table-cell>
        </table:table-row>
        <table:table-row table:style-name="ro1">
          <table:table-cell table:style-name="ce2" office:value-type="float" office:value="9875" calcext:value-type="float">
            <text:p>9875</text:p>
          </table:table-cell>
          <table:table-cell table:style-name="ce2" office:value-type="string" calcext:value-type="string">
            <text:p>DRUKARKA HP DESKJET 3650 (USB)</text:p>
          </table:table-cell>
          <table:table-cell table:style-name="ce4" office:value-type="currency" office:currency="PLN" office:value="266.99" calcext:value-type="currency">
            <text:p>266,99 zł</text:p>
          </table:table-cell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2" office:value-type="string" calcext:value-type="string">
            <text:p>DRUKARKA HP DESKJET 450CBI (USB/LPT/IRDA)</text:p>
          </table:table-cell>
          <table:table-cell table:style-name="ce4"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table:style-name="ce2" office:value-type="float" office:value="10017" calcext:value-type="float">
            <text:p>10017</text:p>
          </table:table-cell>
          <table:table-cell table:style-name="ce2" office:value-type="string" calcext:value-type="string">
            <text:p>DRUKARKA HP DESKJET 5150 (USB)</text:p>
          </table:table-cell>
          <table:table-cell table:style-name="ce4" office:value-type="currency" office:currency="PLN" office:value="326.99" calcext:value-type="currency">
            <text:p>326,99 zł</text:p>
          </table:table-cell>
        </table:table-row>
        <table:table-row table:style-name="ro1">
          <table:table-cell table:style-name="ce2" office:value-type="float" office:value="10048" calcext:value-type="float">
            <text:p>10048</text:p>
          </table:table-cell>
          <table:table-cell table:style-name="ce2" office:value-type="string" calcext:value-type="string">
            <text:p>DRUKARKA HP DESKJET 5652 (USB 2,0/LPT)</text:p>
          </table:table-cell>
          <table:table-cell table:style-name="ce4" office:value-type="currency" office:currency="PLN" office:value="518.99" calcext:value-type="currency">
            <text:p>518,99 zł</text:p>
          </table:table-cell>
        </table:table-row>
        <table:table-row table:style-name="ro1">
          <table:table-cell table:style-name="ce2" office:value-type="float" office:value="10932" calcext:value-type="float">
            <text:p>10932</text:p>
          </table:table-cell>
          <table:table-cell table:style-name="ce2" office:value-type="string" calcext:value-type="string">
            <text:p>DRUKARKA HP DESKJET 5850 (USB2,0)</text:p>
          </table:table-cell>
          <table:table-cell table:style-name="ce4" office:value-type="currency" office:currency="PLN" office:value="949.99" calcext:value-type="currency">
            <text:p>949,99 zł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2" office:value-type="string" calcext:value-type="string">
            <text:p>DRUKARKA HP INKJET BUSINESS 1100D (USB2,0/LPT)</text:p>
          </table:table-cell>
          <table:table-cell table:style-name="ce4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2" office:value-type="string" calcext:value-type="string">
            <text:p>DRUKARKA HP LASERJET 1010 (USB 2,0)</text:p>
          </table:table-cell>
          <table:table-cell table:style-name="ce4" office:value-type="currency" office:currency="PLN" office:value="639.99" calcext:value-type="currency">
            <text:p>639,99 zł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2" office:value-type="string" calcext:value-type="string">
            <text:p>DRUKARKA HP LASERJET 1012 (USB 2,0)</text:p>
          </table:table-cell>
          <table:table-cell table:style-name="ce4" office:value-type="currency" office:currency="PLN" office:value="799.99" calcext:value-type="currency">
            <text:p>799,99 zł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2" office:value-type="string" calcext:value-type="string">
            <text:p>DRUKARKA HP LASERJET 1015 (USB 2,0/LPT)</text:p>
          </table:table-cell>
          <table:table-cell table:style-name="ce4" office:value-type="currency" office:currency="PLN" office:value="959.99" calcext:value-type="currency">
            <text:p>959,99 zł</text:p>
          </table:table-cell>
        </table:table-row>
        <table:table-row table:style-name="ro1">
          <table:table-cell table:style-name="ce2" office:value-type="float" office:value="9240" calcext:value-type="float">
            <text:p>9240</text:p>
          </table:table-cell>
          <table:table-cell table:style-name="ce2" office:value-type="string" calcext:value-type="string">
            <text:p>DRUKARKA HP LASERJET 1150 (USB 2,0/LPT)</text:p>
          </table:table-cell>
          <table:table-cell table:style-name="ce4"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table:style-name="ce2" office:value-type="float" office:value="9123" calcext:value-type="float">
            <text:p>9123</text:p>
          </table:table-cell>
          <table:table-cell table:style-name="ce2" office:value-type="string" calcext:value-type="string">
            <text:p>DRUKARKA HP LASERJET 1300 (USB 2,0/LPT)</text:p>
          </table:table-cell>
          <table:table-cell table:style-name="ce4"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table:style-name="ce2" office:value-type="float" office:value="11427" calcext:value-type="float">
            <text:p>11427</text:p>
          </table:table-cell>
          <table:table-cell table:style-name="ce2" office:value-type="string" calcext:value-type="string">
            <text:p>DRUKARKA HP LASERJET 3015 (USB/LPT)</text:p>
          </table:table-cell>
          <table:table-cell table:style-name="ce4"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table:style-name="ce2" office:value-type="float" office:value="11485" calcext:value-type="float">
            <text:p>11485</text:p>
          </table:table-cell>
          <table:table-cell table:style-name="ce2" office:value-type="string" calcext:value-type="string">
            <text:p>DRUKARKA HP LASERJET 3020 (USB/LPT)</text:p>
          </table:table-cell>
          <table:table-cell table:style-name="ce4"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2" office:value-type="string" calcext:value-type="string">
            <text:p>DRUKARKA HP LASERJET 3330MFP (USB/LPT)</text:p>
          </table:table-cell>
          <table:table-cell table:style-name="ce4"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table:style-name="ce2" office:value-type="float" office:value="8855" calcext:value-type="float">
            <text:p>8855</text:p>
          </table:table-cell>
          <table:table-cell table:style-name="ce2" office:value-type="string" calcext:value-type="string">
            <text:p>DRUKARKA HP OFFICE JET 5110 (USB)</text:p>
          </table:table-cell>
          <table:table-cell table:style-name="ce4" office:value-type="currency" office:currency="PLN" office:value="719.99" calcext:value-type="currency">
            <text:p>719,99 zł</text:p>
          </table:table-cell>
        </table:table-row>
        <table:table-row table:style-name="ro1">
          <table:table-cell table:style-name="ce2" office:value-type="float" office:value="9103" calcext:value-type="float">
            <text:p>9103</text:p>
          </table:table-cell>
          <table:table-cell table:style-name="ce2" office:value-type="string" calcext:value-type="string">
            <text:p>DRUKARKA HP OFFICE JET PSC1210 (USB 2,0)</text:p>
          </table:table-cell>
          <table:table-cell table:style-name="ce4" office:value-type="currency" office:currency="PLN" office:value="439.99" calcext:value-type="currency">
            <text:p>439,99 zł</text:p>
          </table:table-cell>
        </table:table-row>
        <table:table-row table:style-name="ro1">
          <table:table-cell table:style-name="ce2" office:value-type="float" office:value="9771" calcext:value-type="float">
            <text:p>9771</text:p>
          </table:table-cell>
          <table:table-cell table:style-name="ce2" office:value-type="string" calcext:value-type="string">
            <text:p>DRUKARKA HP OFFICE JET PSC2175 (USB 2,0)</text:p>
          </table:table-cell>
          <table:table-cell table:style-name="ce4" office:value-type="currency" office:currency="PLN" office:value="689.99" calcext:value-type="currency">
            <text:p>689,99 zł</text:p>
          </table:table-cell>
        </table:table-row>
        <table:table-row table:style-name="ro1">
          <table:table-cell table:style-name="ce2" office:value-type="float" office:value="10086" calcext:value-type="float">
            <text:p>10086</text:p>
          </table:table-cell>
          <table:table-cell table:style-name="ce2" office:value-type="string" calcext:value-type="string">
            <text:p>DRUKARKA HP PHOTOSMART 7260 (USB)</text:p>
          </table:table-cell>
          <table:table-cell table:style-name="ce4" office:value-type="currency" office:currency="PLN" office:value="334" calcext:value-type="currency">
            <text:p>334,00 zł</text:p>
          </table:table-cell>
        </table:table-row>
        <table:table-row table:style-name="ro1">
          <table:table-cell table:style-name="ce2" office:value-type="float" office:value="10186" calcext:value-type="float">
            <text:p>10186</text:p>
          </table:table-cell>
          <table:table-cell table:style-name="ce2" office:value-type="string" calcext:value-type="string">
            <text:p>DRUKARKA HP PHOTOSMART 7660 (USB)</text:p>
          </table:table-cell>
          <table:table-cell table:style-name="ce4" office:value-type="currency" office:currency="PLN" office:value="525.99" calcext:value-type="currency">
            <text:p>525,99 zł</text:p>
          </table:table-cell>
        </table:table-row>
        <table:table-row table:style-name="ro1">
          <table:table-cell table:style-name="ce2" office:value-type="float" office:value="10087" calcext:value-type="float">
            <text:p>10087</text:p>
          </table:table-cell>
          <table:table-cell table:style-name="ce2" office:value-type="string" calcext:value-type="string">
            <text:p>DRUKARKA HP PHOTOSMART 7760 (USB)</text:p>
          </table:table-cell>
          <table:table-cell table:style-name="ce4" office:value-type="currency" office:currency="PLN" office:value="699" calcext:value-type="currency">
            <text:p>699,00 zł</text:p>
          </table:table-cell>
        </table:table-row>
        <table:table-row table:style-name="ro1">
          <table:table-cell table:style-name="ce2" office:value-type="float" office:value="10283" calcext:value-type="float">
            <text:p>10283</text:p>
          </table:table-cell>
          <table:table-cell table:style-name="ce2" office:value-type="string" calcext:value-type="string">
            <text:p>DRUKARKA HP PHOTOSMART 7960 (USB)</text:p>
          </table:table-cell>
          <table:table-cell table:style-name="ce4"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table:style-name="ce2" office:value-type="float" office:value="9740" calcext:value-type="float">
            <text:p>9740</text:p>
          </table:table-cell>
          <table:table-cell table:style-name="ce2" office:value-type="string" calcext:value-type="string">
            <text:p>DRUKARKA LEXMARK X1150 ALL IN ONE (USB)</text:p>
          </table:table-cell>
          <table:table-cell table:style-name="ce4" office:value-type="currency" office:currency="PLN" office:value="367.5" calcext:value-type="currency">
            <text:p>367,50 zł</text:p>
          </table:table-cell>
        </table:table-row>
        <table:table-row table:style-name="ro1">
          <table:table-cell table:style-name="ce2" office:value-type="float" office:value="9739" calcext:value-type="float">
            <text:p>9739</text:p>
          </table:table-cell>
          <table:table-cell table:style-name="ce2" office:value-type="string" calcext:value-type="string">
            <text:p>DRUKARKA LEXMARK X5150 ALL IN ONE (USB 2,0)</text:p>
          </table:table-cell>
          <table:table-cell table:style-name="ce4" office:value-type="currency" office:currency="PLN" office:value="499.99" calcext:value-type="currency">
            <text:p>499,99 zł</text:p>
          </table:table-cell>
        </table:table-row>
        <table:table-row table:style-name="ro1">
          <table:table-cell table:style-name="ce2" office:value-type="float" office:value="10270" calcext:value-type="float">
            <text:p>10270</text:p>
          </table:table-cell>
          <table:table-cell table:style-name="ce2" office:value-type="string" calcext:value-type="string">
            <text:p>DRUKARKA LEXMARK X6170 ALL IN ONE (USB)</text:p>
          </table:table-cell>
          <table:table-cell table:style-name="ce4" office:value-type="currency" office:currency="PLN" office:value="739.99" calcext:value-type="currency">
            <text:p>739,99 zł</text:p>
          </table:table-cell>
        </table:table-row>
        <table:table-row table:style-name="ro1">
          <table:table-cell table:style-name="ce2" office:value-type="float" office:value="9736" calcext:value-type="float">
            <text:p>9736</text:p>
          </table:table-cell>
          <table:table-cell table:style-name="ce2" office:value-type="string" calcext:value-type="string">
            <text:p>DRUKARKA LEXMARK Z602 (USB)</text:p>
          </table:table-cell>
          <table:table-cell table:style-name="ce4" office:value-type="currency" office:currency="PLN" office:value="152" calcext:value-type="currency">
            <text:p>152,00 zł</text:p>
          </table:table-cell>
        </table:table-row>
        <table:table-row table:style-name="ro1">
          <table:table-cell table:style-name="ce2" office:value-type="float" office:value="9737" calcext:value-type="float">
            <text:p>9737</text:p>
          </table:table-cell>
          <table:table-cell table:style-name="ce2" office:value-type="string" calcext:value-type="string">
            <text:p>DRUKARKA LEXMARK Z605 (USB)</text:p>
          </table:table-cell>
          <table:table-cell table:style-name="ce4" office:value-type="currency" office:currency="PLN" office:value="175" calcext:value-type="currency">
            <text:p>175,00 zł</text:p>
          </table:table-cell>
        </table:table-row>
        <table:table-row table:style-name="ro1">
          <table:table-cell table:style-name="ce2" office:value-type="float" office:value="9738" calcext:value-type="float">
            <text:p>9738</text:p>
          </table:table-cell>
          <table:table-cell table:style-name="ce2" office:value-type="string" calcext:value-type="string">
            <text:p>DRUKARKA LEXMARK Z705 (USB)</text:p>
          </table:table-cell>
          <table:table-cell table:style-name="ce4" office:value-type="currency" office:currency="PLN" office:value="219" calcext:value-type="currency">
            <text:p>219,00 zł</text:p>
          </table:table-cell>
        </table:table-row>
        <table:table-row table:style-name="ro1">
          <table:table-cell table:style-name="ce2" office:value-type="float" office:value="9462" calcext:value-type="float">
            <text:p>9462</text:p>
          </table:table-cell>
          <table:table-cell table:style-name="ce2" office:value-type="string" calcext:value-type="string">
            <text:p>DRUKARKA OKI B4200 (USB 2,0/LPT)</text:p>
          </table:table-cell>
          <table:table-cell table:style-name="ce4" office:value-type="currency" office:currency="PLN" office:value="989" calcext:value-type="currency">
            <text:p>989,00 zł</text:p>
          </table:table-cell>
        </table:table-row>
        <table:table-row table:style-name="ro1">
          <table:table-cell table:style-name="ce2" office:value-type="float" office:value="9490" calcext:value-type="float">
            <text:p>9490</text:p>
          </table:table-cell>
          <table:table-cell table:style-name="ce2" office:value-type="string" calcext:value-type="string">
            <text:p>DRUKARKA OKI B4300 (USB 2,0/LPT)</text:p>
          </table:table-cell>
          <table:table-cell table:style-name="ce4"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DRUKARKA OKI ML-3320 (109 IGIEŁ) (LPT)</text:p>
          </table:table-cell>
          <table:table-cell table:style-name="ce4"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DRUKARKA OKI ML-3321 (159 IGIEŁ) (LPT)"</text:p>
          </table:table-cell>
          <table:table-cell table:style-name="ce4"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table:style-name="ce2" office:value-type="float" office:value="4258" calcext:value-type="float">
            <text:p>4258</text:p>
          </table:table-cell>
          <table:table-cell table:style-name="ce2" office:value-type="string" calcext:value-type="string">
            <text:p>DRUKARKA OKI ML-3390 (1024 IGŁY) (LPT)"</text:p>
          </table:table-cell>
          <table:table-cell table:style-name="ce4"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table:style-name="ce2" office:value-type="float" office:value="3825" calcext:value-type="float">
            <text:p>3825</text:p>
          </table:table-cell>
          <table:table-cell table:style-name="ce2" office:value-type="string" calcext:value-type="string">
            <text:p>DRUKARKA OKI ML-3391 (1524 IGŁY) (LPT)"</text:p>
          </table:table-cell>
          <table:table-cell table:style-name="ce4"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DRUKARKA PANASONIC KX-P 1150 (11,7 9-IGIEŁ)"</text:p>
          </table:table-cell>
          <table:table-cell table:style-name="ce4" office:value-type="currency" office:currency="PLN" office:value="422.99" calcext:value-type="currency">
            <text:p>422,99 zł</text:p>
          </table:table-cell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DRUKARKA PANASONIC KX-P 1694 (16,5 9-IGIEŁ)"</text:p>
          </table:table-cell>
          <table:table-cell table:style-name="ce4" office:value-type="currency" office:currency="PLN" office:value="919.99" calcext:value-type="currency">
            <text:p>919,99 zł</text:p>
          </table:table-cell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DRUKARKA PANASONIC KX-P 2130 (11,7 24-IGŁY)"</text:p>
          </table:table-cell>
          <table:table-cell table:style-name="ce4" office:value-type="currency" office:currency="PLN" office:value="519.99" calcext:value-type="currency">
            <text:p>519,99 zł</text:p>
          </table:table-cell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2" office:value-type="string" calcext:value-type="string">
            <text:p>DRUKARKA SEIKO SP-2400 (109 IGIEŁ)"</text:p>
          </table:table-cell>
          <table:table-cell table:style-name="ce4" office:value-type="currency" office:currency="PLN" office:value="529" calcext:value-type="currency">
            <text:p>529,00 zł</text:p>
          </table:table-cell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2" office:value-type="string" calcext:value-type="string">
            <text:p>DRUKARKA SEIKO SP-2415 (159 IGIEŁ)"</text:p>
          </table:table-cell>
          <table:table-cell table:style-name="ce4" office:value-type="currency" office:currency="PLN" office:value="839" calcext:value-type="currency">
            <text:p>839,00 zł</text:p>
          </table:table-cell>
        </table:table-row>
        <table:table-row table:style-name="ro1">
          <table:table-cell table:style-name="ce2" office:value-type="float" office:value="11183" calcext:value-type="float">
            <text:p>11183</text:p>
          </table:table-cell>
          <table:table-cell table:style-name="ce2" office:value-type="string" calcext:value-type="string">
            <text:p>DVD NAPĘD AOPEN DVD-1648 (16/48) BIA/CZAR/SR BOX</text:p>
          </table:table-cell>
          <table:table-cell table:style-name="ce4"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number-columns-repeated="2"/>
          <table:table-cell table:style-name="ce4" table:formula="of:=SUM([.C2:.C115])" office:value-type="currency" office:currency="PLN" office:value="74729.28" calcext:value-type="currency">
            <text:p>74 729,28 zł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1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9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 table:number-rows-repeated="29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244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  <table:table-row table:style-name="ro1" table:number-rows-repeated="188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4:59:37.845638709</dc:date>
    <meta:editing-duration>PT10M45S</meta:editing-duration>
    <meta:editing-cycles>3</meta:editing-cycles>
    <meta:generator>LibreOffice/5.4.1.2$Linux_x86 LibreOffice_project/40m0$Build-2</meta:generator>
    <meta:document-statistic meta:table-count="1" meta:cell-count="346" meta:object-count="0"/>
  </office:meta>
</office:document-meta>
</file>